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47.1mm"/>
    </style:style>
    <style:style style:name="co7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aa61a"/>
    </style:style>
    <style:style style:name="ce6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" office:value-type="string" calcext:value-type="string" table:number-columns-spanned="4" table:number-rows-spanned="2">
            <text:p>PRIMER AÑO</text:p>
          </table:table-cell>
          <table:covered-table-cell table:number-columns-repeated="3"/>
          <table:table-cell table:style-name="ce6" office:value-type="string" calcext:value-type="string" table:number-columns-spanned="3" table:number-rows-spanned="2">
            <text:p>SEGUNDO AÑO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Default"/>
          <table:table-cell table:number-columns-repeated="4"/>
          <table:covered-table-cell table:number-columns-repeated="4"/>
          <table:covered-table-cell table:number-columns-repeated="3" table:style-name="ce8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IMPLEMENTACIÓN DEL PROYECTO</text:p>
          </table:table-cell>
          <table:covered-table-cell table:number-columns-repeated="2" table:style-name="ce1"/>
          <table:table-cell table:style-name="ce1" table:number-columns-repeated="2"/>
          <table:table-cell table:style-name="ce7" office:value-type="string" calcext:value-type="string">
            <text:p>COSTE POR UNIDAD/DÍA</text:p>
          </table:table-cell>
          <table:table-cell table:style-name="ce7" office:value-type="string" calcext:value-type="string">
            <text:p>UNIDADES</text:p>
          </table:table-cell>
          <table:table-cell table:style-name="ce7" office:value-type="string" calcext:value-type="string">
            <text:p>DÍAS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UNIDADES</text:p>
          </table:table-cell>
          <table:table-cell table:style-name="ce7" office:value-type="string" calcext:value-type="string">
            <text:p>DÍAS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1.</text:p>
          </table:table-cell>
          <table:table-cell table:style-name="ce3" office:value-type="string" calcext:value-type="string" table:number-columns-spanned="3" table:number-rows-spanned="1">
            <text:p>COSTES DE SOFTWARE</text:p>
          </table:table-cell>
          <table:covered-table-cell table:number-columns-repeated="2" table:style-name="ce5"/>
          <table:table-cell table:style-name="ce5" table:number-columns-repeated="4"/>
          <table:table-cell table:style-name="ce3" table:formula="of:=[.J8]+[.J9]+[.J10]" office:value-type="float" office:value="25842" calcext:value-type="float">
            <text:p>25842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 table:number-columns-spanned="2" table:number-rows-spanned="1">
            <text:p>Base de datos</text:p>
          </table:table-cell>
          <table:covered-table-cell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formula="of:=[.I8]*[.H8]*[.G8]" office:value-type="float" office:value="7300" calcext:value-type="float">
            <text:p>73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2</text:p>
          </table:table-cell>
          <table:table-cell office:value-type="string" calcext:value-type="string" table:number-columns-spanned="2" table:number-rows-spanned="1">
            <text:p>Servidor web</text:p>
          </table:table-cell>
          <table:covered-table-cell/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formula="of:=[.I9]*[.H9]*[.G9]" office:value-type="float" office:value="18250" calcext:value-type="float">
            <text:p>182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Cuenta play store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formula="of:=[.G10]*[.H10]*[.I10]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2.</text:p>
          </table:table-cell>
          <table:table-cell table:style-name="ce3" office:value-type="string" calcext:value-type="string" table:number-columns-spanned="2" table:number-rows-spanned="1">
            <text:p>COSTES DE HARDWARE</text:p>
          </table:table-cell>
          <table:covered-table-cell table:style-name="ce5"/>
          <table:table-cell table:style-name="ce5" table:number-columns-repeated="5"/>
          <table:table-cell table:style-name="ce3" table:formula="of:=[.J13]+[.J14]+[.J15]+[.J16]" office:value-type="float" office:value="5620" calcext:value-type="float">
            <text:p>5620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Sensores</text:p>
          </table:table-cell>
          <table:covered-table-cell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H13]*[.G13]*[.I13]"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Cableado</text:p>
          </table:table-cell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I14]*[.H14]*[.G14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3</text:p>
          </table:table-cell>
          <table:table-cell office:value-type="string" calcext:value-type="string" table:number-columns-spanned="2" table:number-rows-spanned="1">
            <text:p>Material instalación</text:p>
          </table:table-cell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I15]*[.H15]*[.G15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4</text:p>
          </table:table-cell>
          <table:table-cell office:value-type="string" calcext:value-type="string">
            <text:p>Router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16]*[.H16]*[.I16]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3.</text:p>
          </table:table-cell>
          <table:table-cell table:style-name="ce3" office:value-type="string" calcext:value-type="string">
            <text:p>COSTES DE PERSONAL</text:p>
          </table:table-cell>
          <table:table-cell table:style-name="ce5" table:number-columns-repeated="6"/>
          <table:table-cell table:style-name="ce3" table:formula="of:=[.J19]+[.J20]" office:value-type="float" office:value="38304" calcext:value-type="float">
            <text:p>38304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Profesional instalador sensores</text:p>
          </table:table-cell>
          <table:covered-table-cell/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G19]*[.H19]*[.I19]"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Profesional en desarrollo web</text:p>
          </table:table-cell>
          <table:covered-table-cell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G20]*[.H20]*[.I20]"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TOTAL</text:p>
          </table:table-cell>
          <table:table-cell table:style-name="ce5" table:number-columns-repeated="6"/>
          <table:table-cell table:style-name="ce3" table:formula="of:=[.J7]+[.J12]+[.J18]" office:value-type="float" office:value="69766" calcext:value-type="float">
            <text:p>69766</text:p>
          </table:table-cell>
          <table:table-cell table:style-name="ce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5:50:04.860276569</meta:creation-date>
    <dc:date>2020-02-26T16:41:50.648095101</dc:date>
    <meta:editing-duration>PT9M</meta:editing-duration>
    <meta:editing-cycles>2</meta:editing-cycles>
    <meta:generator>LibreOffice/6.0.7.3$Linux_X86_64 LibreOffice_project/00m0$Build-3</meta:generator>
    <meta:document-statistic meta:table-count="1" meta:cell-count="75" meta:object-count="0"/>
  </office:meta>
</office:document-meta>
</file>